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5in"/>
    </style:style>
    <style:style style:name="co2" style:family="table-column">
      <style:table-column-properties fo:break-before="auto" style:column-width="1.3228in"/>
    </style:style>
    <style:style style:name="co3" style:family="table-column">
      <style:table-column-properties fo:break-before="auto" style:column-width="2.6654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3.3091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5043in"/>
    </style:style>
    <style:style style:name="co8" style:family="table-column">
      <style:table-column-properties fo:break-before="auto" style:column-width="1.5319in"/>
    </style:style>
    <style:style style:name="co9" style:family="table-column">
      <style:table-column-properties fo:break-before="auto" style:column-width="1.3571in"/>
    </style:style>
    <style:style style:name="co10" style:family="table-column">
      <style:table-column-properties fo:break-before="auto" style:column-width="1.7661in"/>
    </style:style>
    <style:style style:name="co11" style:family="table-column">
      <style:table-column-properties fo:break-before="auto" style:column-width="1.5827in"/>
    </style:style>
    <style:style style:name="co12" style:family="table-column">
      <style:table-column-properties fo:break-before="auto" style:column-width="1.289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0.99pt solid #000000" fo:background-color="#ffff00" fo:border-left="0.99pt solid #000000" fo:border-right="none" fo:border-top="0.99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99pt solid #000000" fo:background-color="#ffff00" fo:border-left="none" fo:border-right="none" fo:border-top="0.99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99pt solid #000000" fo:background-color="#ffff00" fo:border-left="none" fo:border-right="0.99pt solid #000000" fo:border-top="0.99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Text preprocessing type</text:p>
          </table:table-cell>
          <table:table-cell table:style-name="ce6" office:value-type="string" calcext:value-type="string">
            <text:p>File</text:p>
          </table:table-cell>
          <table:table-cell table:style-name="ce7" office:value-type="string" calcext:value-type="string">
            <text:p>Question basic</text:p>
          </table:table-cell>
          <table:table-cell table:style-name="ce7" office:value-type="string" calcext:value-type="string">
            <text:p>Variation</text:p>
          </table:table-cell>
          <table:table-cell table:style-name="ce7" office:value-type="string" calcext:value-type="string">
            <text:p>Question variation</text:p>
          </table:table-cell>
          <table:table-cell table:style-name="ce7" office:value-type="string" calcext:value-type="string">
            <text:p>Appear in </text:p>
            <text:p>20 similar</text:p>
          </table:table-cell>
          <table:table-cell table:style-name="ce7" office:value-type="string" calcext:value-type="string">
            <text:p>Num </text:p>
          </table:table-cell>
          <table:table-cell table:style-name="ce7" office:value-type="string" calcext:value-type="string">
            <text:p>Cosine distance from</text:p>
          </table:table-cell>
          <table:table-cell table:style-name="ce7" office:value-type="string" calcext:value-type="string">
            <text:p>Cosine distance to</text:p>
          </table:table-cell>
          <table:table-cell table:style-name="ce7" office:value-type="string" calcext:value-type="string">
            <text:p>Manhattan distance from</text:p>
          </table:table-cell>
          <table:table-cell table:style-name="ce7" office:value-type="string" calcext:value-type="string">
            <text:p>Manhattan distance to</text:p>
          </table:table-cell>
          <table:table-cell table:style-name="ce10" office:value-type="string" calcext:value-type="string">
            <text:p>Euclidean distance</text:p>
          </table:table-cell>
        </table:table-row>
        <table:table-row table:style-name="ro2">
          <table:table-cell office:value-type="string" calcext:value-type="string">
            <text:p>Basic gensim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937833249568939" calcext:value-type="float">
            <text:p>0.9378332495689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c gensim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First</text:p>
          </table:table-cell>
          <table:table-cell office:value-type="string" calcext:value-type="string">
            <text:p>What Is The Comprehensive Life Insurance To Buy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4" office:value-type="float" office:value="0.932218134403229" calcext:value-type="float">
            <text:p>0.932218134403229</text:p>
          </table:table-cell>
          <table:table-cell table:style-name="ce4" office:value-type="float" office:value="0.870202243328095" calcext:value-type="float">
            <text:p>0.8702022433280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c gensim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Second</text:p>
          </table:table-cell>
          <table:table-cell office:value-type="string" calcext:value-type="string">
            <text:p>What Is The Comprehensive Life Insurance To Purchase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4" office:value-type="float" office:value="0.931308269500732" calcext:value-type="float">
            <text:p>0.931308269500732</text:p>
          </table:table-cell>
          <table:table-cell table:style-name="ce4" office:value-type="float" office:value="0.85378098487854" calcext:value-type="float">
            <text:p>0.853780984878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c gensim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What Is The Most Outstanding Guarantee To Purchase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4" office:value-type="float" office:value="0.759359180927277" calcext:value-type="float">
            <text:p>0.759359180927277</text:p>
          </table:table-cell>
          <table:table-cell table:style-name="ce4" office:value-type="float" office:value="0.681267201900482" calcext:value-type="float">
            <text:p>0.6812672019004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sim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37833249568939" calcext:value-type="float">
            <text:p>0.9378332495689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sim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First</text:p>
          </table:table-cell>
          <table:table-cell office:value-type="string" calcext:value-type="string">
            <text:p>What Is The Comprehensive Life Insurance To Buy?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0.932218134403229" calcext:value-type="float">
            <text:p>0.932218134403229</text:p>
          </table:table-cell>
          <table:table-cell office:value-type="float" office:value="0.887414634227753" calcext:value-type="float">
            <text:p>0.8874146342277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sim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Second</text:p>
          </table:table-cell>
          <table:table-cell office:value-type="string" calcext:value-type="string">
            <text:p>What Is The Comprehensive Life Insurance To Purchase?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0.931308269500732" calcext:value-type="float">
            <text:p>0.931308269500732</text:p>
          </table:table-cell>
          <table:table-cell office:value-type="float" office:value="0.871734082698822" calcext:value-type="float">
            <text:p>0.8717340826988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sim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What Is The Most Outstanding Guarantee To Purchase?</text:p>
          </table:table-cell>
          <table:table-cell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float" office:value="0.759359180927277" calcext:value-type="float">
            <text:p>0.759359180927277</text:p>
          </table:table-cell>
          <table:table-cell office:value-type="float" office:value="0.699831426143646" calcext:value-type="float">
            <text:p>0.6998314261436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sim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37833249568939" calcext:value-type="float">
            <text:p>0.9378332495689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sim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First</text:p>
          </table:table-cell>
          <table:table-cell office:value-type="string" calcext:value-type="string">
            <text:p>What Is The Comprehensive Life Insurance To Buy?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0.932218134403229" calcext:value-type="float">
            <text:p>0.932218134403229</text:p>
          </table:table-cell>
          <table:table-cell office:value-type="float" office:value="0.887414634227753" calcext:value-type="float">
            <text:p>0.8874146342277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sim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Second</text:p>
          </table:table-cell>
          <table:table-cell office:value-type="string" calcext:value-type="string">
            <text:p>What Is The Comprehensive Life Insurance To Purchase?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0.931308269500732" calcext:value-type="float">
            <text:p>0.931308269500732</text:p>
          </table:table-cell>
          <table:table-cell office:value-type="float" office:value="0.871734082698822" calcext:value-type="float">
            <text:p>0.8717340826988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sim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What Is The Most Outstanding Guarantee To Purchase?</text:p>
          </table:table-cell>
          <table:table-cell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float" office:value="0.759359180927277" calcext:value-type="float">
            <text:p>0.759359180927277</text:p>
          </table:table-cell>
          <table:table-cell office:value-type="float" office:value="0.699831426143646" calcext:value-type="float">
            <text:p>0.6998314261436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c Tf</text:p>
          </table:table-cell>
          <table:table-cell office:value-type="string" calcext:value-type="string">
            <text:p>Tf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01783725737273" calcext:value-type="float">
            <text:p>0.8017837257372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c Tf</text:p>
          </table:table-cell>
          <table:table-cell office:value-type="string" calcext:value-type="string">
            <text:p>Tf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What Is The Comprehensive Life Insurance To Buy?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0.875" calcext:value-type="float">
            <text:p>0.875</text:p>
          </table:table-cell>
          <table:table-cell office:value-type="float" office:value="0.707106781186547" calcext:value-type="float">
            <text:p>0.7071067811865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c Tf</text:p>
          </table:table-cell>
          <table:table-cell office:value-type="string" calcext:value-type="string">
            <text:p>Tf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What Is The Comprehensive Life Insurance To Purchase?</text:p>
          </table:table-cell>
          <table:table-cell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office:value-type="float" office:value="0.875" calcext:value-type="float">
            <text:p>0.875</text:p>
          </table:table-cell>
          <table:table-cell office:value-type="float" office:value="0.670820393249937" calcext:value-type="float">
            <text:p>0.6708203932499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c Tf</text:p>
          </table:table-cell>
          <table:table-cell office:value-type="string" calcext:value-type="string">
            <text:p>Tf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What Is The Most Outstanding Guarantee To Purchase?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float" office:value="0.668153104781061" calcext:value-type="float">
            <text:p>0.668153104781061</text:p>
          </table:table-cell>
          <table:table-cell office:value-type="float" office:value="0.50709255283711" calcext:value-type="float">
            <text:p>0.507092552837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c TfIdf</text:p>
          </table:table-cell>
          <table:table-cell office:value-type="string" calcext:value-type="string">
            <text:p>TfIdf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96681497663968" calcext:value-type="float">
            <text:p>0.6966814976639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c TfIdf</text:p>
          </table:table-cell>
          <table:table-cell office:value-type="string" calcext:value-type="string">
            <text:p>TfIdf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What Is The Comprehensive Life Insurance To Buy?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0.704081029858772" calcext:value-type="float">
            <text:p>0.704081029858772</text:p>
          </table:table-cell>
          <table:table-cell office:value-type="float" office:value="0.468580303530282" calcext:value-type="float">
            <text:p>0.4685803035302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c TfIdf</text:p>
          </table:table-cell>
          <table:table-cell office:value-type="string" calcext:value-type="string">
            <text:p>TfIdf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What Is The Comprehensive Life Insurance To Purchase?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c TfIdf</text:p>
          </table:table-cell>
          <table:table-cell office:value-type="string" calcext:value-type="string">
            <text:p>TfIdf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What Is The Most Outstanding Guarantee To Purchase?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D Tree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D Tree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What Is The Comprehensive Life Insurance To Buy?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D Tree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What Is The Comprehensive Life Insurance To Purchase?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D Tree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What Is The Most Outstanding Guarantee To Purchase?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D Tree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D Tree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What Is The Comprehensive Life Insurance To Buy?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D Tree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What Is The Comprehensive Life Insurance To Purchase?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D Tree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What Is The Most Outstanding Guarantee To Purchase?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c KD Tree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c KD Tree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What Is The Comprehensive Life Insurance To Buy?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c KD Tree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What Is The Comprehensive Life Insurance To Purchase?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c KD Tree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What Is The Most Outstanding Guarantee To Purchase?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/>
        </table:table-row>
        <table:table-row table:style-name="ro3" table:number-rows-repeated="3"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<text:s/>-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L33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/00/0000</text:date>, <text:time style:data-style-name="N2" text:time-value="23:28:40.0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5T10:12:43.798000000</meta:creation-date>
    <dc:date>2021-09-06T00:04:32.556000000</dc:date>
    <meta:editing-duration>PT5H45M20S</meta:editing-duration>
    <meta:editing-cycles>17</meta:editing-cycles>
    <meta:generator>LibreOffice/7.1.3.2$Windows_X86_64 LibreOffice_project/47f78053abe362b9384784d31a6e56f8511eb1c1</meta:generator>
    <meta:document-statistic meta:table-count="1" meta:cell-count="285" meta:object-count="0"/>
  </office:meta>
</office:document-meta>
</file>